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use-window-font-color="true" loext:opacity="0%" officeooo:rsid="00153bf8" officeooo:paragraph-rsid="00153bf8"/>
    </style:style>
    <style:style style:name="P2" style:family="paragraph" style:parent-style-name="Standard">
      <style:text-properties style:use-window-font-color="true" loext:opacity="0%" officeooo:rsid="0023478d" officeooo:paragraph-rsid="0011e022"/>
    </style:style>
    <style:style style:name="P3" style:family="paragraph" style:parent-style-name="Standard">
      <style:text-properties fo:color="#ff0000" loext:opacity="100%" officeooo:rsid="0011e022" officeooo:paragraph-rsid="0011e022"/>
    </style:style>
    <style:style style:name="P4" style:family="paragraph" style:parent-style-name="Standard">
      <style:text-properties style:use-window-font-color="true" loext:opacity="0%" officeooo:rsid="002167e5" officeooo:paragraph-rsid="002167e5"/>
    </style:style>
    <style:style style:name="P5" style:family="paragraph" style:parent-style-name="Standard">
      <style:text-properties style:use-window-font-color="true" loext:opacity="0%" officeooo:rsid="0011e022" officeooo:paragraph-rsid="0011e022"/>
    </style:style>
    <style:style style:name="P6" style:family="paragraph" style:parent-style-name="Standard">
      <style:text-properties style:use-window-font-color="true" loext:opacity="0%" officeooo:rsid="003952a7" officeooo:paragraph-rsid="003b6eaa"/>
    </style:style>
    <style:style style:name="P7" style:family="paragraph" style:parent-style-name="Standard">
      <style:text-properties style:use-window-font-color="true" loext:opacity="0%" fo:font-weight="normal" officeooo:rsid="00299f69" officeooo:paragraph-rsid="00299f69" style:font-weight-asian="normal" style:font-weight-complex="normal"/>
    </style:style>
    <style:style style:name="P8" style:family="paragraph" style:parent-style-name="Standard">
      <style:text-properties fo:color="#ff0000" loext:opacity="100%" fo:font-weight="normal" officeooo:rsid="002e34b7" officeooo:paragraph-rsid="00765100" style:font-weight-asian="normal" style:font-weight-complex="normal"/>
    </style:style>
    <style:style style:name="P9" style:family="paragraph" style:parent-style-name="Standard">
      <style:text-properties style:use-window-font-color="true" loext:opacity="0%" fo:font-weight="bold" officeooo:rsid="00765100" officeooo:paragraph-rsid="00765100" style:font-weight-asian="bold" style:font-weight-complex="bold"/>
    </style:style>
    <style:style style:name="P10" style:family="paragraph" style:parent-style-name="Standard">
      <style:text-properties style:use-window-font-color="true" loext:opacity="0%" fo:font-weight="normal" officeooo:rsid="002e34b7" officeooo:paragraph-rsid="002e34b7" style:font-weight-asian="normal" style:font-weight-complex="normal"/>
    </style:style>
    <style:style style:name="P11" style:family="paragraph" style:parent-style-name="Standard">
      <style:text-properties style:use-window-font-color="true" loext:opacity="0%" fo:font-weight="normal" officeooo:rsid="00765100" officeooo:paragraph-rsid="00765100" style:font-weight-asian="normal" style:font-weight-complex="normal"/>
    </style:style>
    <style:style style:name="P12" style:family="paragraph" style:parent-style-name="Standard">
      <style:text-properties style:use-window-font-color="true" loext:opacity="0%" fo:font-weight="normal" officeooo:rsid="002167e5" officeooo:paragraph-rsid="002167e5" style:font-weight-asian="normal" style:font-weight-complex="normal"/>
    </style:style>
    <style:style style:name="P13" style:family="paragraph" style:parent-style-name="Standard">
      <style:text-properties style:use-window-font-color="true" loext:opacity="0%" fo:font-weight="bold" officeooo:rsid="00136979" officeooo:paragraph-rsid="00143f84" style:font-weight-asian="bold" style:font-weight-complex="bold"/>
    </style:style>
    <style:style style:name="P14" style:family="paragraph" style:parent-style-name="Standard">
      <style:text-properties style:use-window-font-color="true" loext:opacity="0%" officeooo:rsid="00136979" officeooo:paragraph-rsid="00143f84"/>
    </style:style>
    <style:style style:name="P15" style:family="paragraph" style:parent-style-name="Standard">
      <style:text-properties style:use-window-font-color="true" loext:opacity="0%" officeooo:rsid="00136979" officeooo:paragraph-rsid="00136979"/>
    </style:style>
    <style:style style:name="P16" style:family="paragraph" style:parent-style-name="Standard">
      <style:text-properties style:use-window-font-color="true" loext:opacity="0%" fo:font-weight="bold" officeooo:rsid="00143f84" officeooo:paragraph-rsid="00143f84" style:font-weight-asian="bold" style:font-weight-complex="bold"/>
    </style:style>
    <style:style style:name="P17" style:family="paragraph" style:parent-style-name="Standard">
      <style:text-properties style:use-window-font-color="true" loext:opacity="0%" officeooo:rsid="00143f84" officeooo:paragraph-rsid="00143f84"/>
    </style:style>
    <style:style style:name="P18" style:family="paragraph" style:parent-style-name="Standard">
      <style:text-properties style:use-window-font-color="true" loext:opacity="0%" officeooo:rsid="001734b5" officeooo:paragraph-rsid="001734b5"/>
    </style:style>
    <style:style style:name="P19" style:family="paragraph" style:parent-style-name="Standard">
      <style:text-properties fo:color="#ff0000" loext:opacity="100%" officeooo:rsid="001734b5" officeooo:paragraph-rsid="001734b5"/>
    </style:style>
    <style:style style:name="P20" style:family="paragraph" style:parent-style-name="Standard">
      <style:text-properties style:use-window-font-color="true" loext:opacity="0%" officeooo:rsid="0011e022" officeooo:paragraph-rsid="00143f84"/>
    </style:style>
    <style:style style:name="P21" style:family="paragraph" style:parent-style-name="Standard">
      <style:text-properties style:use-window-font-color="true" loext:opacity="0%" officeooo:rsid="001dd4d0" officeooo:paragraph-rsid="001dd4d0"/>
    </style:style>
    <style:style style:name="P22" style:family="paragraph" style:parent-style-name="Standard">
      <style:text-properties style:use-window-font-color="true" loext:opacity="0%" officeooo:rsid="001eea7e" officeooo:paragraph-rsid="001eea7e"/>
    </style:style>
    <style:style style:name="P23" style:family="paragraph" style:parent-style-name="Standard">
      <style:text-properties style:use-window-font-color="true" loext:opacity="0%" officeooo:rsid="00317d94" officeooo:paragraph-rsid="00317d94"/>
    </style:style>
    <style:style style:name="P24" style:family="paragraph" style:parent-style-name="Standard">
      <style:text-properties style:use-window-font-color="true" loext:opacity="0%" officeooo:rsid="001eea7e" officeooo:paragraph-rsid="00317d94"/>
    </style:style>
    <style:style style:name="P25" style:family="paragraph" style:parent-style-name="Standard">
      <style:text-properties style:use-window-font-color="true" loext:opacity="0%" fo:font-weight="bold" officeooo:rsid="001eea7e" officeooo:paragraph-rsid="001eea7e" style:font-weight-asian="bold" style:font-weight-complex="bold"/>
    </style:style>
    <style:style style:name="P26" style:family="paragraph" style:parent-style-name="Heading_20_1">
      <style:text-properties officeooo:paragraph-rsid="00317d94"/>
    </style:style>
    <style:style style:name="P27" style:family="paragraph" style:parent-style-name="Standard">
      <style:text-properties style:use-window-font-color="true" loext:opacity="0%" officeooo:rsid="002baf58" officeooo:paragraph-rsid="00317d94"/>
    </style:style>
    <style:style style:name="P28" style:family="paragraph" style:parent-style-name="Standard">
      <style:text-properties style:use-window-font-color="true" loext:opacity="0%" officeooo:rsid="002f6ddd" officeooo:paragraph-rsid="00317d94"/>
    </style:style>
    <style:style style:name="P29" style:family="paragraph" style:parent-style-name="Standard">
      <style:text-properties style:use-window-font-color="true" loext:opacity="0%" fo:font-weight="bold" officeooo:rsid="002f6ddd" officeooo:paragraph-rsid="00317d94" style:font-weight-asian="bold" style:font-weight-complex="bold"/>
    </style:style>
    <style:style style:name="P30" style:family="paragraph" style:parent-style-name="Standard">
      <style:text-properties style:use-window-font-color="true" loext:opacity="0%" officeooo:rsid="003091d0" officeooo:paragraph-rsid="00317d94"/>
    </style:style>
    <style:style style:name="P31" style:family="paragraph" style:parent-style-name="Standard">
      <style:text-properties style:use-window-font-color="true" loext:opacity="0%" officeooo:rsid="0035631a" officeooo:paragraph-rsid="0035631a"/>
    </style:style>
    <style:style style:name="P32" style:family="paragraph" style:parent-style-name="Standard">
      <style:text-properties style:use-window-font-color="true" loext:opacity="0%" officeooo:rsid="0037be73" officeooo:paragraph-rsid="0037be73"/>
    </style:style>
    <style:style style:name="P33" style:family="paragraph" style:parent-style-name="Standard">
      <style:text-properties style:use-window-font-color="true" loext:opacity="0%" officeooo:rsid="0037087d" officeooo:paragraph-rsid="0037087d"/>
    </style:style>
    <style:style style:name="P34" style:family="paragraph" style:parent-style-name="Standard">
      <style:text-properties style:use-window-font-color="true" loext:opacity="0%" officeooo:rsid="00366270" officeooo:paragraph-rsid="00366270"/>
    </style:style>
    <style:style style:name="P35" style:family="paragraph" style:parent-style-name="Standard">
      <style:text-properties fo:color="#ff0000" loext:opacity="100%" officeooo:rsid="002baf58" officeooo:paragraph-rsid="00317d94"/>
    </style:style>
    <style:style style:name="P36" style:family="paragraph" style:parent-style-name="Standard">
      <style:text-properties fo:color="#ff0000" loext:opacity="100%" officeooo:rsid="003135c1" officeooo:paragraph-rsid="00317d94"/>
    </style:style>
    <style:style style:name="P37" style:family="paragraph" style:parent-style-name="Standard">
      <style:text-properties fo:color="#ff0000" loext:opacity="100%" officeooo:rsid="003e0841" officeooo:paragraph-rsid="003e0841"/>
    </style:style>
    <style:style style:name="P38" style:family="paragraph" style:parent-style-name="Standard">
      <style:text-properties officeooo:paragraph-rsid="006a9bb3"/>
    </style:style>
    <style:style style:name="P39" style:family="paragraph" style:parent-style-name="Standard">
      <style:text-properties style:use-window-font-color="true" loext:opacity="0%" officeooo:rsid="0029e76b" officeooo:paragraph-rsid="00317d94"/>
    </style:style>
    <style:style style:name="P40" style:family="paragraph" style:parent-style-name="Standard">
      <style:text-properties fo:color="#ff0000" loext:opacity="100%" officeooo:rsid="0029e76b" officeooo:paragraph-rsid="00317d94"/>
    </style:style>
    <style:style style:name="P41" style:family="paragraph" style:parent-style-name="Standard">
      <style:text-properties style:use-window-font-color="true" loext:opacity="0%" officeooo:rsid="00180ece" officeooo:paragraph-rsid="00180ece"/>
    </style:style>
    <style:style style:name="P42" style:family="paragraph" style:parent-style-name="Standard">
      <style:text-properties style:use-window-font-color="true" loext:opacity="0%" officeooo:rsid="00180ece" officeooo:paragraph-rsid="0022ac7e"/>
    </style:style>
    <style:style style:name="P43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use-window-font-color="true" loext:opacity="0%" officeooo:rsid="0019a077" officeooo:paragraph-rsid="0019a077"/>
    </style:style>
    <style:style style:name="P4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officeooo:rsid="0019a077" officeooo:paragraph-rsid="0019a077"/>
    </style:style>
    <style:style style:name="P45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use-window-font-color="true" loext:opacity="0%" officeooo:rsid="0019a077" officeooo:paragraph-rsid="001c1ee9"/>
    </style:style>
    <style:style style:name="P46" style:family="paragraph" style:parent-style-name="Standard">
      <style:text-properties style:use-window-font-color="true" loext:opacity="0%" officeooo:rsid="0019a077" officeooo:paragraph-rsid="0019a077"/>
    </style:style>
    <style:style style:name="P47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use-window-font-color="true" loext:opacity="0%" officeooo:rsid="0019a077" officeooo:paragraph-rsid="0024eb32"/>
    </style:style>
    <style:style style:name="P4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officeooo:rsid="0019a077" officeooo:paragraph-rsid="0024eb32"/>
    </style:style>
    <style:style style:name="P49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use-window-font-color="true" loext:opacity="0%" officeooo:rsid="0019a077" officeooo:paragraph-rsid="0026f9b7"/>
    </style:style>
    <style:style style:name="P5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officeooo:rsid="0019a077" officeooo:paragraph-rsid="0026f9b7"/>
    </style:style>
    <style:style style:name="P51" style:family="paragraph" style:parent-style-name="Standard">
      <style:text-properties style:use-window-font-color="true" loext:opacity="0%" officeooo:rsid="0019a077" officeooo:paragraph-rsid="0026f9b7"/>
    </style:style>
    <style:style style:name="P52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use-window-font-color="true" loext:opacity="0%" officeooo:rsid="002cd81f" officeooo:paragraph-rsid="002cd81f"/>
    </style:style>
    <style:style style:name="P5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officeooo:rsid="002cd81f" officeooo:paragraph-rsid="002cd81f"/>
    </style:style>
    <style:style style:name="P54" style:family="paragraph" style:parent-style-name="Text_20_body">
      <style:text-properties officeooo:rsid="004e679d" officeooo:paragraph-rsid="004e679d"/>
    </style:style>
    <style:style style:name="P55" style:family="paragraph" style:parent-style-name="Text_20_body">
      <style:text-properties officeooo:rsid="00506152" officeooo:paragraph-rsid="00506152"/>
    </style:style>
    <style:style style:name="P56" style:family="paragraph" style:parent-style-name="Text_20_body">
      <style:paragraph-properties fo:margin-top="0in" fo:margin-bottom="0in" style:contextual-spacing="false"/>
      <style:text-properties officeooo:rsid="00788142" officeooo:paragraph-rsid="00788142"/>
    </style:style>
    <style:style style:name="P57" style:family="paragraph" style:parent-style-name="Text_20_body">
      <style:text-properties officeooo:rsid="00788142" officeooo:paragraph-rsid="00788142"/>
    </style:style>
    <style:style style:name="P58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use-window-font-color="true" loext:opacity="0%" officeooo:rsid="0033200d" officeooo:paragraph-rsid="003ce0ec"/>
    </style:style>
    <style:style style:name="P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language="en" fo:country="US" officeooo:rsid="004132e7" officeooo:paragraph-rsid="004132e7"/>
    </style:style>
    <style:style style:name="P6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officeooo:rsid="0034e62c" officeooo:paragraph-rsid="003ce0ec"/>
    </style:style>
    <style:style style:name="P6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fo:language="uk" fo:country="UA" officeooo:rsid="003ccacc" officeooo:paragraph-rsid="003ce0ec"/>
    </style:style>
    <style:style style:name="P6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fo:language="en" fo:country="US" officeooo:rsid="0046a17b" officeooo:paragraph-rsid="0046a17b"/>
    </style:style>
    <style:style style:name="P6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fo:language="en" fo:country="US" officeooo:rsid="00431496" officeooo:paragraph-rsid="004dc1a4"/>
    </style:style>
    <style:style style:name="P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officeooo:rsid="004be837" officeooo:paragraph-rsid="0057c534"/>
    </style:style>
    <style:style style:name="P6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fo:language="en" fo:country="US" officeooo:rsid="003f5931" officeooo:paragraph-rsid="003f5931"/>
    </style:style>
    <style:style style:name="P6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use-window-font-color="true" loext:opacity="0%" fo:language="en" fo:country="US" officeooo:rsid="004132e7" officeooo:paragraph-rsid="004132e7"/>
    </style:style>
    <style:style style:name="P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bold" officeooo:rsid="004132e7" officeooo:paragraph-rsid="0046a17b" style:font-weight-asian="bold" style:font-weight-complex="bold"/>
    </style:style>
    <style:style style:name="P68" style:family="paragraph" style:parent-style-name="Standard" style:list-style-name="L1">
      <loext:graphic-properties draw:fill="none"/>
      <style:paragraph-properties fo:background-color="transparent"/>
      <style:text-properties style:use-window-font-color="true" loext:opacity="0%" fo:language="en" fo:country="US" officeooo:rsid="0046a17b" officeooo:paragraph-rsid="0046a17b"/>
    </style:style>
    <style:style style:name="P69" style:family="paragraph" style:parent-style-name="Standard" style:list-style-name="L1">
      <loext:graphic-properties draw:fill="none"/>
      <style:paragraph-properties fo:background-color="transparent"/>
      <style:text-properties style:use-window-font-color="true" loext:opacity="0%" fo:language="en" fo:country="US" officeooo:rsid="004132e7" officeooo:paragraph-rsid="0046a17b"/>
    </style:style>
    <style:style style:name="P70" style:family="paragraph" style:parent-style-name="Standard">
      <loext:graphic-properties draw:fill="none"/>
      <style:paragraph-properties fo:background-color="transparent"/>
      <style:text-properties style:use-window-font-color="true" loext:opacity="0%" fo:language="en" fo:country="US" fo:font-weight="bold" officeooo:rsid="00482476" officeooo:paragraph-rsid="00482476" style:font-weight-asian="bold" style:font-weight-complex="bold"/>
    </style:style>
    <style:style style:name="P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officeooo:rsid="004132e7" officeooo:paragraph-rsid="004132e7"/>
    </style:style>
    <style:style style:name="P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bold" officeooo:rsid="00431496" officeooo:paragraph-rsid="0045076c" style:font-weight-asian="bold" style:font-weight-complex="bold"/>
    </style:style>
    <style:style style:name="P73" style:family="paragraph" style:parent-style-name="Standard" style:list-style-name="L2">
      <loext:graphic-properties draw:fill="none"/>
      <style:paragraph-properties fo:background-color="transparent"/>
      <style:text-properties style:use-window-font-color="true" loext:opacity="0%" fo:language="en" fo:country="US" officeooo:rsid="00433932" officeooo:paragraph-rsid="0045076c"/>
    </style:style>
    <style:style style:name="P74" style:family="paragraph" style:parent-style-name="Standard" style:list-style-name="L2">
      <loext:graphic-properties draw:fill="none"/>
      <style:paragraph-properties fo:background-color="transparent"/>
      <style:text-properties style:use-window-font-color="true" loext:opacity="0%" fo:language="en" fo:country="US" officeooo:rsid="0045076c" officeooo:paragraph-rsid="0045076c"/>
    </style:style>
    <style:style style:name="P75" style:family="paragraph" style:parent-style-name="Standard" style:list-style-name="L2">
      <loext:graphic-properties draw:fill="none"/>
      <style:paragraph-properties fo:background-color="transparent"/>
      <style:text-properties style:use-window-font-color="true" loext:opacity="0%" fo:language="en" fo:country="US" officeooo:rsid="00431496" officeooo:paragraph-rsid="00482476"/>
    </style:style>
    <style:style style:name="P76" style:family="paragraph" style:parent-style-name="Standard" style:list-style-name="L2">
      <loext:graphic-properties draw:fill="none"/>
      <style:paragraph-properties fo:background-color="transparent"/>
      <style:text-properties style:use-window-font-color="true" loext:opacity="0%" fo:language="en" fo:country="US" officeooo:rsid="00433932" officeooo:paragraph-rsid="004d57c1"/>
    </style:style>
    <style:style style:name="P77" style:family="paragraph" style:parent-style-name="Standard" style:list-style-name="L2">
      <loext:graphic-properties draw:fill="none"/>
      <style:paragraph-properties fo:background-color="transparent"/>
      <style:text-properties style:use-window-font-color="true" loext:opacity="0%" fo:language="en" fo:country="US" officeooo:rsid="00431496" officeooo:paragraph-rsid="0045076c"/>
    </style:style>
    <style:style style:name="P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officeooo:rsid="00431496" officeooo:paragraph-rsid="00431496"/>
    </style:style>
    <style:style style:name="P79" style:family="paragraph" style:parent-style-name="Standard" style:list-style-name="L3">
      <loext:graphic-properties draw:fill="none"/>
      <style:paragraph-properties fo:background-color="transparent"/>
      <style:text-properties style:use-window-font-color="true" loext:opacity="0%" fo:language="en" fo:country="US" officeooo:rsid="00431496" officeooo:paragraph-rsid="0045076c"/>
    </style:style>
    <style:style style:name="P80" style:family="paragraph" style:parent-style-name="Standard">
      <loext:graphic-properties draw:fill="none"/>
      <style:paragraph-properties fo:background-color="transparent"/>
      <style:text-properties style:use-window-font-color="true" loext:opacity="0%" fo:language="en" fo:country="US" officeooo:rsid="00431496" officeooo:paragraph-rsid="0045076c"/>
    </style:style>
    <style:style style:name="P81" style:family="paragraph" style:parent-style-name="Standard">
      <loext:graphic-properties draw:fill="none"/>
      <style:paragraph-properties fo:text-align="start" style:justify-single-word="false" fo:background-color="transparent"/>
      <style:text-properties style:use-window-font-color="true" loext:opacity="0%" fo:language="en" fo:country="US" officeooo:rsid="0051fd44" officeooo:paragraph-rsid="0051fd44"/>
    </style:style>
    <style:style style:name="P8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fo:language="en" fo:country="US" fo:font-weight="bold" officeooo:rsid="0053c7a9" officeooo:paragraph-rsid="0053c7a9" style:font-weight-asian="bold" style:font-weight-complex="bold"/>
    </style:style>
    <style:style style:name="P83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use-window-font-color="true" loext:opacity="0%" fo:language="en" fo:country="US" officeooo:rsid="0053c7a9" officeooo:paragraph-rsid="00598972"/>
    </style:style>
    <style:style style:name="P84" style:family="paragraph" style:parent-style-name="Standard" style:list-style-name="L4">
      <loext:graphic-properties draw:fill="none"/>
      <style:paragraph-properties fo:background-color="transparent"/>
      <style:text-properties style:use-window-font-color="true" loext:opacity="0%" fo:language="en" fo:country="US" officeooo:rsid="00598972" officeooo:paragraph-rsid="00598972"/>
    </style:style>
    <style:style style:name="P85" style:family="paragraph" style:parent-style-name="Standard">
      <loext:graphic-properties draw:fill="none"/>
      <style:paragraph-properties fo:background-color="transparent"/>
      <style:text-properties style:use-window-font-color="true" loext:opacity="0%" fo:language="en" fo:country="US" officeooo:rsid="005b5b9d" officeooo:paragraph-rsid="005b5b9d"/>
    </style:style>
    <style:style style:name="P8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fo:language="en" fo:country="US" officeooo:rsid="0053c7a9" officeooo:paragraph-rsid="00598972"/>
    </style:style>
    <style:style style:name="P87" style:family="paragraph" style:parent-style-name="Standard" style:list-style-name="L5" style:master-page-name="">
      <loext:graphic-properties draw:fill="none"/>
      <style:paragraph-properties style:page-number="auto" fo:background-color="transparent"/>
      <style:text-properties style:use-window-font-color="true" loext:opacity="0%" fo:language="en" fo:country="US" officeooo:rsid="0053c7a9" officeooo:paragraph-rsid="0053c7a9"/>
    </style:style>
    <style:style style:name="P88" style:family="paragraph" style:parent-style-name="Standard" style:list-style-name="L5">
      <loext:graphic-properties draw:fill="none"/>
      <style:paragraph-properties fo:background-color="transparent"/>
      <style:text-properties style:use-window-font-color="true" loext:opacity="0%" fo:language="en" fo:country="US" officeooo:rsid="005586fc" officeooo:paragraph-rsid="005586fc"/>
    </style:style>
    <style:style style:name="P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officeooo:rsid="005586fc" officeooo:paragraph-rsid="005586fc"/>
    </style:style>
    <style:style style:name="P9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fo:language="en" fo:country="US" fo:font-weight="bold" officeooo:rsid="005c62cb" officeooo:paragraph-rsid="005c62cb" style:font-weight-asian="bold" style:font-weight-complex="bold"/>
    </style:style>
    <style:style style:name="P9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use-window-font-color="true" loext:opacity="0%" fo:language="en" fo:country="US" officeooo:rsid="005dc816" officeooo:paragraph-rsid="005dc816"/>
    </style:style>
    <style:style style:name="P9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officeooo:rsid="005e87ab" officeooo:paragraph-rsid="005e87ab"/>
    </style:style>
    <style:style style:name="P9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officeooo:rsid="005dc816" officeooo:paragraph-rsid="005dc816"/>
    </style:style>
    <style:style style:name="P9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use-window-font-color="true" loext:opacity="0%" fo:language="en" fo:country="US" officeooo:rsid="005dc816" officeooo:paragraph-rsid="005f8dee"/>
    </style:style>
    <style:style style:name="P9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officeooo:rsid="005f8dee" officeooo:paragraph-rsid="005f8dee"/>
    </style:style>
    <style:style style:name="P9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fo:language="en" fo:country="US" officeooo:rsid="00431496" officeooo:paragraph-rsid="00431496"/>
    </style:style>
    <style:style style:name="P9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fo:language="en" fo:country="US" officeooo:rsid="006041b2" officeooo:paragraph-rsid="006041b2"/>
    </style:style>
    <style:style style:name="P9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fo:language="en" fo:country="US" officeooo:rsid="006041b2" officeooo:paragraph-rsid="00606b58"/>
    </style:style>
    <style:style style:name="P9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fo:language="en" fo:country="US" fo:font-weight="normal" officeooo:rsid="00630258" officeooo:paragraph-rsid="00630258" style:font-weight-asian="normal" style:font-weight-complex="normal"/>
    </style:style>
    <style:style style:name="P10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fo:language="en" fo:country="US" fo:font-weight="normal" officeooo:rsid="003f5931" officeooo:paragraph-rsid="003f5931" style:font-weight-asian="normal" style:font-weight-complex="normal"/>
    </style:style>
    <style:style style:name="P10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use-window-font-color="true" loext:opacity="0%" fo:language="en" fo:country="US" fo:font-weight="normal" officeooo:rsid="00630258" officeooo:paragraph-rsid="00636c82" style:font-weight-asian="normal" style:font-weight-complex="normal"/>
    </style:style>
    <style:style style:name="P10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officeooo:rsid="00636c82" officeooo:paragraph-rsid="00636c82"/>
    </style:style>
    <style:style style:name="P103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use-window-font-color="true" loext:opacity="0%" fo:language="en" fo:country="US" officeooo:rsid="00636c82" officeooo:paragraph-rsid="00636c82"/>
    </style:style>
    <style:style style:name="P10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use-window-font-color="true" loext:opacity="0%" fo:language="en" fo:country="US" officeooo:rsid="00636c82" officeooo:paragraph-rsid="00636c82"/>
    </style:style>
    <style:style style:name="P10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use-window-font-color="true" loext:opacity="0%" fo:language="en" fo:country="US" officeooo:rsid="00636c82" officeooo:paragraph-rsid="00636c82"/>
    </style:style>
    <style:style style:name="P1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officeooo:rsid="00647b62" officeooo:paragraph-rsid="00647b62"/>
    </style:style>
    <style:style style:name="P1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636c82" officeooo:paragraph-rsid="00636c82" style:font-weight-asian="normal" style:font-weight-complex="normal"/>
    </style:style>
    <style:style style:name="P108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use-window-font-color="true" loext:opacity="0%" fo:language="en" fo:country="US" fo:font-weight="normal" officeooo:rsid="006472d9" officeooo:paragraph-rsid="006472d9" style:font-weight-asian="normal" style:font-weight-complex="normal"/>
    </style:style>
    <style:style style:name="P1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6472d9" officeooo:paragraph-rsid="006472d9" style:font-weight-asian="normal" style:font-weight-complex="normal"/>
    </style:style>
    <style:style style:name="P1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bold" officeooo:rsid="00636c82" officeooo:paragraph-rsid="00636c82" style:font-weight-asian="bold" style:font-weight-complex="bold"/>
    </style:style>
    <style:style style:name="P11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use-window-font-color="true" loext:opacity="0%" fo:language="en" fo:country="US" fo:font-weight="normal" officeooo:rsid="006bf950" officeooo:paragraph-rsid="006bf950" style:font-weight-asian="normal" style:font-weight-complex="normal"/>
    </style:style>
    <style:style style:name="P1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6bf950" officeooo:paragraph-rsid="006bf950" style:font-weight-asian="normal" style:font-weight-complex="normal"/>
    </style:style>
    <style:style style:name="P1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6d826f" officeooo:paragraph-rsid="006d826f" style:font-weight-asian="normal" style:font-weight-complex="normal"/>
    </style:style>
    <style:style style:name="P1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6e2c50" officeooo:paragraph-rsid="006e2c50" style:font-weight-asian="normal" style:font-weight-complex="normal"/>
    </style:style>
    <style:style style:name="P1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700395" officeooo:paragraph-rsid="00700395" style:font-weight-asian="normal" style:font-weight-complex="normal"/>
    </style:style>
    <style:style style:name="P116" style:family="paragraph" style:parent-style-name="Standard" style:list-style-name="L6">
      <loext:graphic-properties draw:fill="none"/>
      <style:paragraph-properties fo:background-color="transparent"/>
      <style:text-properties style:use-window-font-color="true" loext:opacity="0%" fo:language="en" fo:country="US" fo:font-weight="normal" officeooo:rsid="006e2c50" officeooo:paragraph-rsid="006e2c50" style:font-weight-asian="normal" style:font-weight-complex="normal"/>
    </style:style>
    <style:style style:name="P117" style:family="paragraph" style:parent-style-name="Standard" style:list-style-name="L6">
      <loext:graphic-properties draw:fill="none"/>
      <style:paragraph-properties fo:background-color="transparent"/>
      <style:text-properties style:use-window-font-color="true" loext:opacity="0%" fo:language="en" fo:country="US" fo:font-weight="normal" officeooo:rsid="00700395" officeooo:paragraph-rsid="00700395" style:font-weight-asian="normal" style:font-weight-complex="normal"/>
    </style:style>
    <style:style style:name="P118" style:family="paragraph" style:parent-style-name="Standard">
      <loext:graphic-properties draw:fill="none"/>
      <style:paragraph-properties fo:background-color="transparent"/>
      <style:text-properties style:use-window-font-color="true" loext:opacity="0%" fo:language="en" fo:country="US" fo:font-weight="normal" officeooo:rsid="00700395" officeooo:paragraph-rsid="00700395" style:font-weight-asian="normal" style:font-weight-complex="normal"/>
    </style:style>
    <style:style style:name="P1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728eae" officeooo:paragraph-rsid="00728eae" style:font-weight-asian="normal" style:font-weight-complex="normal"/>
    </style:style>
    <style:style style:name="P1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746689" officeooo:paragraph-rsid="00746689" style:font-weight-asian="normal" style:font-weight-complex="normal"/>
    </style:style>
    <style:style style:name="P1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673be2" officeooo:paragraph-rsid="00746689" style:font-weight-asian="normal" style:font-weight-complex="normal"/>
    </style:style>
    <style:style style:name="P1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673be2" officeooo:paragraph-rsid="00673be2" style:font-weight-asian="normal" style:font-weight-complex="normal"/>
    </style:style>
    <style:style style:name="T1" style:family="text">
      <style:text-properties officeooo:rsid="0011e022"/>
    </style:style>
    <style:style style:name="T2" style:family="text">
      <style:text-properties style:use-window-font-color="true" loext:opacity="0%" officeooo:rsid="0023478d"/>
    </style:style>
    <style:style style:name="T3" style:family="text">
      <style:text-properties officeooo:rsid="0023478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b6eaa"/>
    </style:style>
    <style:style style:name="T6" style:family="text">
      <style:text-properties officeooo:rsid="003ae164"/>
    </style:style>
    <style:style style:name="T7" style:family="text">
      <style:text-properties officeooo:rsid="00153bf8"/>
    </style:style>
    <style:style style:name="T8" style:family="text">
      <style:text-properties officeooo:rsid="00765100"/>
    </style:style>
    <style:style style:name="T9" style:family="text">
      <style:text-properties officeooo:rsid="007764aa"/>
    </style:style>
    <style:style style:name="T10" style:family="text">
      <style:text-properties officeooo:rsid="00143f84"/>
    </style:style>
    <style:style style:name="T11" style:family="text">
      <style:text-properties officeooo:rsid="003952a7"/>
    </style:style>
    <style:style style:name="T12" style:family="text">
      <style:text-properties officeooo:rsid="0020d3f1"/>
    </style:style>
    <style:style style:name="T13" style:family="text">
      <style:text-properties officeooo:rsid="00317d94"/>
    </style:style>
    <style:style style:name="T14" style:family="text">
      <style:text-properties fo:font-weight="bold" officeooo:rsid="00317d94" style:font-weight-asian="bold" style:font-weight-complex="bold"/>
    </style:style>
    <style:style style:name="T15" style:family="text">
      <style:text-properties fo:font-weight="bold" officeooo:rsid="002f6ddd" style:font-weight-asian="bold" style:font-weight-complex="bold"/>
    </style:style>
    <style:style style:name="T16" style:family="text">
      <style:text-properties officeooo:rsid="002f6ddd"/>
    </style:style>
    <style:style style:name="T17" style:family="text">
      <style:text-properties fo:color="#ff0000" loext:opacity="100%"/>
    </style:style>
    <style:style style:name="T18" style:family="text">
      <style:text-properties officeooo:rsid="0033200d"/>
    </style:style>
    <style:style style:name="T19" style:family="text">
      <style:text-properties fo:font-weight="bold" officeooo:rsid="0033200d" style:font-weight-asian="bold" style:font-weight-complex="bold"/>
    </style:style>
    <style:style style:name="T20" style:family="text">
      <style:text-properties officeooo:rsid="003e0841"/>
    </style:style>
    <style:style style:name="T21" style:family="text">
      <style:text-properties officeooo:rsid="002baf58"/>
    </style:style>
    <style:style style:name="T22" style:family="text">
      <style:text-properties fo:color="#ff0000" loext:opacity="100%" officeooo:rsid="006a9bb3"/>
    </style:style>
    <style:style style:name="T23" style:family="text">
      <style:text-properties officeooo:rsid="001871b3"/>
    </style:style>
    <style:style style:name="T24" style:family="text">
      <style:text-properties officeooo:rsid="0022ac7e"/>
    </style:style>
    <style:style style:name="T25" style:family="text">
      <style:text-properties officeooo:rsid="001b6406"/>
    </style:style>
    <style:style style:name="T26" style:family="text">
      <style:text-properties fo:font-weight="bold" officeooo:rsid="001b6406" style:font-weight-asian="bold" style:font-weight-complex="bold"/>
    </style:style>
    <style:style style:name="T27" style:family="text">
      <style:text-properties officeooo:rsid="001c1ee9"/>
    </style:style>
    <style:style style:name="T28" style:family="text">
      <style:text-properties fo:font-weight="bold" officeooo:rsid="001c1ee9" style:font-weight-asian="bold" style:font-weight-complex="bold"/>
    </style:style>
    <style:style style:name="T29" style:family="text">
      <style:text-properties officeooo:rsid="002323a6"/>
    </style:style>
    <style:style style:name="T30" style:family="text">
      <style:text-properties officeooo:rsid="0024eb32"/>
    </style:style>
    <style:style style:name="T31" style:family="text">
      <style:text-properties officeooo:rsid="00263beb"/>
    </style:style>
    <style:style style:name="T32" style:family="text">
      <style:text-properties fo:font-weight="bold" officeooo:rsid="00263beb" style:font-weight-asian="bold" style:font-weight-complex="bold"/>
    </style:style>
    <style:style style:name="T33" style:family="text">
      <style:text-properties officeooo:rsid="0026f9b7"/>
    </style:style>
    <style:style style:name="T34" style:family="text">
      <style:text-properties fo:font-weight="bold" officeooo:rsid="0026f9b7" style:font-weight-asian="bold" style:font-weight-complex="bold"/>
    </style:style>
    <style:style style:name="T35" style:family="text">
      <style:text-properties officeooo:rsid="0028c177"/>
    </style:style>
    <style:style style:name="T36" style:family="text">
      <style:text-properties fo:font-weight="bold" officeooo:rsid="0028c177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officeooo:rsid="0034e62c"/>
    </style:style>
    <style:style style:name="T39" style:family="text">
      <style:text-properties officeooo:rsid="0037be73"/>
    </style:style>
    <style:style style:name="T40" style:family="text">
      <style:text-properties fo:language="uk" fo:country="UA" officeooo:rsid="003ccacc"/>
    </style:style>
    <style:style style:name="T41" style:family="text">
      <style:text-properties fo:language="en" fo:country="US" officeooo:rsid="004132e7"/>
    </style:style>
    <style:style style:name="T42" style:family="text">
      <style:text-properties officeooo:rsid="004dc1a4"/>
    </style:style>
    <style:style style:name="T43" style:family="text">
      <style:text-properties officeooo:rsid="004d57c1"/>
    </style:style>
    <style:style style:name="T44" style:family="text">
      <style:text-properties officeooo:rsid="0046a17b"/>
    </style:style>
    <style:style style:name="T45" style:family="text">
      <style:text-properties officeooo:rsid="00433932"/>
    </style:style>
    <style:style style:name="T46" style:family="text">
      <style:text-properties officeooo:rsid="00431496"/>
    </style:style>
    <style:style style:name="T47" style:family="text">
      <style:text-properties officeooo:rsid="004bdc9b"/>
    </style:style>
    <style:style style:name="T48" style:family="text">
      <style:text-properties fo:font-weight="bold" officeooo:rsid="004bdc9b" style:font-weight-asian="bold" style:font-weight-complex="bold"/>
    </style:style>
    <style:style style:name="T49" style:family="text">
      <style:text-properties fo:font-weight="bold" officeooo:rsid="004be837" style:font-weight-asian="bold" style:font-weight-complex="bold"/>
    </style:style>
    <style:style style:name="T50" style:family="text">
      <style:text-properties fo:font-weight="bold" officeooo:rsid="004d57c1" style:font-weight-asian="bold" style:font-weight-complex="bold"/>
    </style:style>
    <style:style style:name="T51" style:family="text">
      <style:text-properties officeooo:rsid="004be837"/>
    </style:style>
    <style:style style:name="T52" style:family="text">
      <style:text-properties officeooo:rsid="0045076c"/>
    </style:style>
    <style:style style:name="T53" style:family="text">
      <style:text-properties officeooo:rsid="0053c7a9"/>
    </style:style>
    <style:style style:name="T54" style:family="text">
      <style:text-properties officeooo:rsid="00598972"/>
    </style:style>
    <style:style style:name="T55" style:family="text">
      <style:text-properties fo:font-weight="bold" officeooo:rsid="00598972" style:font-weight-asian="bold" style:font-weight-complex="bold"/>
    </style:style>
    <style:style style:name="T56" style:family="text">
      <style:text-properties officeooo:rsid="005b5b9d"/>
    </style:style>
    <style:style style:name="T57" style:family="text">
      <style:text-properties officeooo:rsid="005e87ab"/>
    </style:style>
    <style:style style:name="T58" style:family="text">
      <style:text-properties officeooo:rsid="005c62cb"/>
    </style:style>
    <style:style style:name="T59" style:family="text">
      <style:text-properties fo:font-weight="bold" officeooo:rsid="005c62cb" style:font-weight-asian="bold" style:font-weight-complex="bold"/>
    </style:style>
    <style:style style:name="T60" style:family="text">
      <style:text-properties officeooo:rsid="00544755"/>
    </style:style>
    <style:style style:name="T61" style:family="text">
      <style:text-properties officeooo:rsid="0054586a"/>
    </style:style>
    <style:style style:name="T62" style:family="text">
      <style:text-properties officeooo:rsid="00563bd9"/>
    </style:style>
    <style:style style:name="T63" style:family="text">
      <style:text-properties fo:font-weight="bold" officeooo:rsid="00563bd9" style:font-weight-asian="bold" style:font-weight-complex="bold"/>
    </style:style>
    <style:style style:name="T64" style:family="text">
      <style:text-properties officeooo:rsid="0057c534"/>
    </style:style>
    <style:style style:name="T65" style:family="text">
      <style:text-properties officeooo:rsid="005f8dee"/>
    </style:style>
    <style:style style:name="T66" style:family="text">
      <style:text-properties officeooo:rsid="0060f7af"/>
    </style:style>
    <style:style style:name="T67" style:family="text">
      <style:text-properties officeooo:rsid="00606b58"/>
    </style:style>
    <style:style style:name="T68" style:family="text">
      <style:text-properties fo:font-weight="normal" officeooo:rsid="00606b58" style:font-weight-asian="normal" style:font-weight-complex="normal"/>
    </style:style>
    <style:style style:name="T69" style:family="text">
      <style:text-properties fo:font-weight="normal" officeooo:rsid="0060f7af" style:font-weight-asian="normal" style:font-weight-complex="normal"/>
    </style:style>
    <style:style style:name="T70" style:family="text">
      <style:text-properties officeooo:rsid="00636c82"/>
    </style:style>
    <style:style style:name="T71" style:family="text">
      <style:text-properties officeooo:rsid="006472d9"/>
    </style:style>
    <style:style style:name="T72" style:family="text">
      <style:text-properties officeooo:rsid="00647b62"/>
    </style:style>
    <style:style style:name="T73" style:family="text">
      <style:text-properties fo:font-weight="bold" officeooo:rsid="00719ba0" style:font-weight-asian="bold" style:font-weight-complex="bold"/>
    </style:style>
    <style:style style:name="T74" style:family="text">
      <style:text-properties officeooo:rsid="0070039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FX is also known as OpenJFX: <text:a xlink:type="simple" xlink:href="https://openjfx.io/" text:style-name="Internet_20_link" text:visited-style-name="Visited_20_Internet_20_Link"><text:span text:style-name="T1">https://openjfx.io/</text:span></text:a></text:p>
      <text:p text:style-name="P2"/>
      <text:p text:style-name="P3"><text:span text:style-name="T2">Gluon is like Oracle for Java:</text:span><text:span text:style-name="T3"> </text:span><text:a xlink:type="simple" xlink:href="https://gluonhq.com/" text:style-name="Internet_20_link" text:visited-style-name="Visited_20_Internet_20_Link">https://gluonhq.com/</text:a></text:p>
      <text:p text:style-name="P4"/>
      <text:p text:style-name="P4">Each version of <text:span text:style-name="T4">SceneBuilder</text:span> creates fxml for specific version of JavaFX API:</text:p>
      <text:p text:style-name="P5"><text:a xlink:type="simple" xlink:href="https://github.com/gluonhq/scenebuilder/releases" text:style-name="Internet_20_link" text:visited-style-name="Visited_20_Internet_20_Link">https://github.com/gluonhq/scenebuilder/releases</text:a></text:p>
      <text:p text:style-name="P6"/>
      <text:p text:style-name="P6">List <text:span text:style-name="T5">of </text:span>modules. <text:span text:style-name="T5">S</text:span><text:span text:style-name="T6">pecify directly required dependency, the rest is pulled automatically</text:span><text:span text:style-name="T5">(spec. </text:span><text:span text:style-name="T7">javafx-controls </text:span><text:span text:style-name="T5">and maven downloads </text:span><text:span text:style-name="T7">javafx-</text:span><text:span text:style-name="T5">graphics it’s self)</text:span>: <text:a xlink:type="simple" xlink:href="https://openjfx.io/javadoc/23/" text:style-name="Internet_20_link" text:visited-style-name="Visited_20_Internet_20_Link">https://openjfx.io/javadoc/23/</text:a></text:p>
      <text:p text:style-name="P3"/>
      <text:h text:style-name="Heading_20_1" text:outline-level="1">Philosophy</text:h>
      <text:p text:style-name="P5">Stage – main container.</text:p>
      <text:p text:style-name="P5">Scene – container for UI components. <text:span text:style-name="T4">Stage may replace one Scene by other Scene.</text:span></text:p>
      <text:p text:style-name="P7">Viewport – visible part of UI. For example content is larger than window so only a part of it is visible – it is viewport; scrolling changes viewport.</text:p>
      <text:p text:style-name="P7"/>
      <text:p text:style-name="P8">min/pref/max size?</text:p>
      <text:p text:style-name="P7"/>
      <text:p text:style-name="P9">Less important but still</text:p>
      <text:p text:style-name="P10">javafx.stage.PopupWindow <text:span text:style-name="T8">is base class for javafx.graphics.Popup and javafx.scene.control.PopupControl.</text:span></text:p>
      <text:p text:style-name="P11">Popup is pop-up window stage – put scene and <text:span text:style-name="T9">be happy</text:span>.</text:p>
      <text:p text:style-name="P11">PopupControl is base-class for context menus, drop-down lists, etc.</text:p>
      <text:p text:style-name="P11"/>
      <text:h text:style-name="Heading_20_1" text:outline-level="1">How to compile/run</text:h>
      <text:p text:style-name="P12"><text:span text:style-name="T4">Important</text:span>: If your app is modular – no need in --add-modules argument, required modules are listed in your module-info.</text:p>
      <text:p text:style-name="P12"/>
      <text:p text:style-name="P13">JavaFX SDK</text:p>
      <text:p text:style-name="P14"><text:span text:style-name="T10">JavaFX SDK </text:span>contains java modules and platform dependent binaries.</text:p>
      <text:p text:style-name="P15">To compile without Maven:</text:p>
      <text:p text:style-name="P15"><text:tab/>javac --module-path $JAVAFX_HOME --add-modules javafx.controls HelloFX.java</text:p>
      <text:p text:style-name="P15">To run without Maven:</text:p>
      <text:p text:style-name="P15"><text:tab/>java --module-path $ JAVAFX_HOME --add-modules javafx.controls HelloFX</text:p>
      <text:p text:style-name="P15"/>
      <text:p text:style-name="P16">JMODS</text:p>
      <text:p text:style-name="P17">Download collection of .jmod files - introduced by Java 9, contain java code + platform dependent binaries</text:p>
      <text:p text:style-name="P17"/>
      <text:p text:style-name="P16">Maven artifacts <text:span text:style-name="T7">&amp; plugin</text:span></text:p>
      <text:p text:style-name="P17">&lt;plugins&gt;</text:p>
      <text:p text:style-name="P17"><text:s text:c="4"/>&lt;plugin&gt;</text:p>
      <text:p text:style-name="P17"><text:s text:c="8"/>&lt;groupId&gt;org.openjfx&lt;/groupId&gt;</text:p>
      <text:p text:style-name="P17"><text:s text:c="8"/>&lt;artifactId&gt;javafx-maven-plugin&lt;/artifactId&gt;</text:p>
      <text:p text:style-name="P17"><text:s text:c="8"/>&lt;version&gt;0.0.8&lt;/version&gt;</text:p>
      <text:p text:style-name="P17"><text:soft-page-break/><text:s text:c="8"/>&lt;configuration&gt;</text:p>
      <text:p text:style-name="P17"><text:s text:c="12"/>&lt;mainClass&gt;HelloFX&lt;/mainClass&gt;</text:p>
      <text:p text:style-name="P17"><text:s text:c="8"/>&lt;/configuration&gt;</text:p>
      <text:p text:style-name="P17"><text:s text:c="4"/>&lt;/plugin&gt;</text:p>
      <text:p text:style-name="P17">&lt;/plugins&gt;</text:p>
      <text:p text:style-name="P17"/>
      <text:p text:style-name="P1">&lt;dependencies&gt;</text:p>
      <text:p text:style-name="P1"><text:s text:c="2"/>&lt;dependency&gt;</text:p>
      <text:p text:style-name="P1"><text:s text:c="4"/>&lt;groupId&gt;org.openjfx&lt;/groupId&gt;</text:p>
      <text:p text:style-name="P1"><text:s text:c="4"/>&lt;artifactId&gt;javafx-controls&lt;/artifactId&gt;</text:p>
      <text:p text:style-name="P1"><text:s text:c="4"/>&lt;version&gt;24.0.2&lt;/version&gt;</text:p>
      <text:p text:style-name="P1"><text:s text:c="2"/>&lt;/dependency&gt;</text:p>
      <text:p text:style-name="P1">&lt;/dependencies&gt;</text:p>
      <text:p text:style-name="P17"/>
      <text:p text:style-name="P18">To run: mvn clean javafx:run</text:p>
      <text:p text:style-name="P19">What plugin does? How to create deliverable? Possible to run tests?</text:p>
      <text:p text:style-name="P20"/>
      <text:h text:style-name="Heading_20_1" text:outline-level="1"><text:span text:style-name="T11">C</text:span>reating application</text:h>
      <text:p text:style-name="P21">Your main class should extend javafx.application.Application.</text:p>
      <text:p text:style-name="P21">It should implements abstract start(…) - contains all graphics code and invokes show() on a primary stage.</text:p>
      <text:p text:style-name="P21">Static main(…) inside should invoke launch(args).</text:p>
      <text:p text:style-name="P21"/>
      <text:p text:style-name="P21">public class HelloFX extends Application {</text:p>
      <text:p text:style-name="P21"/>
      <text:p text:style-name="P21"><text:s text:c="3"/>@Override <text:s text:c="4"/></text:p>
      <text:p text:style-name="P21"><text:s text:c="3"/>public void start(Stage primaryStage) throws Exception { </text:p>
      <text:p text:style-name="P21"><text:s text:c="6"/>/* Code for UI */</text:p>
      <text:p text:style-name="P21"><text:s text:c="6"/><text:span text:style-name="T12">primaryStage.setScene(…);</text:span></text:p>
      <text:p text:style-name="P21"><text:s text:c="6"/><text:span text:style-name="T4">primaryStage.show();</text:span></text:p>
      <text:p text:style-name="P21"><text:s text:c="3"/>} <text:s text:c="8"/></text:p>
      <text:p text:style-name="P21"><text:s text:c="3"/></text:p>
      <text:p text:style-name="P21"><text:s text:c="3"/>public static void main(String args[]){ <text:s text:c="10"/></text:p>
      <text:p text:style-name="P21"><text:s text:c="6"/>launch(args); <text:s text:c="5"/></text:p>
      <text:p text:style-name="P21"><text:s text:c="3"/>} </text:p>
      <text:p text:style-name="P21">}</text:p>
      <text:p text:style-name="P21"/>
      <text:p text:style-name="P22">HelloFX may also override stop() - is invoked before closing app. <text:span text:style-name="T13">Is invoked in Application thread(see below).</text:span></text:p>
      <text:p text:style-name="P23">May override init() - is invoked after class instantiation <text:span text:style-name="T4">not in Application thread, do not code UI here</text:span>.</text:p>
      <text:p text:style-name="P22"/>
      <text:p text:style-name="P22">You may load content for Scene from .fxml-file:</text:p>
      <text:p text:style-name="P24"><text:s text:c="8"/>FXMLLoader loader = new FXMLLoader();</text:p>
      <text:p text:style-name="P22"><text:s text:c="8"/>var fxml = getClass().getResource("/test.fxml");</text:p>
      <text:p text:style-name="P22"><text:s text:c="8"/>loader.setLocation(fxml);</text:p>
      <text:p text:style-name="P22"><text:s text:c="8"/><text:span text:style-name="T4">Parent </text:span><text:span text:style-name="T14">content</text:span><text:span text:style-name="T4"> = loader.load();</text:span></text:p>
      <text:p text:style-name="P25"><text:soft-page-break/></text:p>
      <text:p text:style-name="P25"/>
      <text:p text:style-name="P22"/>
      <text:h text:style-name="P26" text:outline-level="1">Controller impl.</text:h>
      <text:p text:style-name="P27">Scene may have controller-class – see section Controller in SceneBuilder(on the left, below section “Hierarchy”). Write fully qualified class name to “Controller class”</text:p>
      <text:p text:style-name="P27"/>
      <text:p text:style-name="P27">To inject UI object to controller:</text:p>
      <text:p text:style-name="P27">- assign fx:id to UI component(for example searchButton)</text:p>
      <text:p text:style-name="P27">- declare <text:span text:style-name="T15">public</text:span> field of controller class; name of th<text:span text:style-name="T16">is</text:span> field should match fx:id</text:p>
      <text:p text:style-name="P28"/>
      <text:p text:style-name="P28">Filed <text:span text:style-name="T4">may have stricter access</text:span> – in this case annotate it by @FXML.</text:p>
      <text:p text:style-name="P28">The same works for event handling methods(button click handlers) – <text:span text:style-name="T4">make them public or annotate by @FXML.</text:span></text:p>
      <text:p text:style-name="P29"/>
      <text:p text:style-name="P30">To declare event handler inside controller:</text:p>
      <text:p text:style-name="P30">- declare a method inside controller class(<text:span text:style-name="T4">public of @FXML-annotated</text:span>)<text:span text:style-name="T17">. </text:span><text:span text:style-name="T18">Should have no args. or some </text:span><text:span text:style-name="T19">javafx.event.Event</text:span><text:span text:style-name="T18">.</text:span></text:p>
      <text:p text:style-name="P30">- put method’s name to appropriate property of UI component(Inspector window, on the right in SceneBuilder)</text:p>
      <text:p text:style-name="P30"/>
      <text:p text:style-name="P30"><text:span text:style-name="T4">void initialize()</text:span> <text:span text:style-name="T20">of controller allows to initialize UI.</text:span></text:p>
      <text:p text:style-name="P30"/>
      <text:p text:style-name="P31">To get controller instance from FXML-loader:</text:p>
      <text:p text:style-name="P31"><text:tab/>loader.getController()</text:p>
      <text:p text:style-name="P31"/>
      <text:p text:style-name="P32">Many UI components have “On Action” event handlers – they are invoked on main action on this component(click for button).</text:p>
      <text:p text:style-name="P33"/>
      <text:p text:style-name="P33"/>
      <text:p text:style-name="P27"/>
      <text:p text:style-name="P34"><text:span text:style-name="T17">Read this: </text:span><text:span text:style-name="T21">https://www.vojtechruzicka.com/javafx-spring-boot/</text:span></text:p>
      <text:p text:style-name="P35">binding vs listeners?</text:p>
      <text:p text:style-name="P36">Several windows?</text:p>
      <text:p text:style-name="P36">Stretch AnchorPane together with Stage?</text:p>
      <text:p text:style-name="P37">Read normal doc about controller class?</text:p>
      <text:p text:style-name="P38"><text:span text:style-name="T22">How to inject ResourceBundle? Mention about </text:span>javafx.fxml.Initializable </text:p>
      <text:h text:style-name="P26" text:outline-level="1">Concurrency</text:h>
      <text:p text:style-name="P39">UI components are <text:span text:style-name="T4">not thread-safe</text:span> – may be safely accessed only from Application thread.</text:p>
      <text:p text:style-name="P39">Package javafx.concurrent contains classes for multithreading.</text:p>
      <text:p text:style-name="P40">Platform.runLater()</text:p>
      <text:h text:style-name="Heading_20_1" text:outline-level="1"><text:soft-page-break/>Containers</text:h>
      <text:p text:style-name="P41">Some containers provide layout for their content – Hbox places components horizontally. Such containers <text:span text:style-name="T4">may be called Layouts</text:span>.</text:p>
      <text:p text:style-name="P41"/>
      <text:p text:style-name="P41">Region – base class for all containers, don’t use it – use Pane instead.</text:p>
      <text:p text:style-name="P41"/>
      <text:p text:style-name="P41">Pane – the simplest, just empty region that provides no layouts; components are placed by coordinates.</text:p>
      <text:p text:style-name="P42"/>
      <text:p text:style-name="P42">AnchorPane – <text:span text:style-name="T23">allows to set distance</text:span><text:span text:style-name="T24">s(</text:span><text:span text:style-name="T23">anchor) </text:span><text:span text:style-name="T24">between </text:span><text:span text:style-name="T23">edges of content </text:span><text:span text:style-name="T24">and</text:span><text:span text:style-name="T23"> own edges.</text:span></text:p>
      <text:p text:style-name="P43"/>
      <text:p text:style-name="P44">ScrollPane – <text:span text:style-name="T25">Pane with scrollbars. Property </text:span><text:span text:style-name="T26">pannable</text:span><text:span text:style-name="T25"> allows to “drag” pane with mouse, </text:span><text:span text:style-name="T26">instead of using scrollbars</text:span><text:span text:style-name="T25">.</text:span></text:p>
      <text:p text:style-name="P44"/>
      <text:p text:style-name="P45">SplitPane – <text:span text:style-name="T27">contains vertical/horizontal sections and dividers in between; dividers allow to resize sections. </text:span><text:span text:style-name="T28">Each child node of SplitPane is presented as section</text:span><text:span text:style-name="T27"> – makes sense to add other containers(not buttons, checkboxes, etc.)</text:span></text:p>
      <text:p text:style-name="P46"/>
      <text:p text:style-name="P46">VBox, H<text:span text:style-name="T29">B</text:span>ox, FlowPane – <text:span text:style-name="T30">children are placed vertically, horizontally, one by one(with wrapped line)</text:span></text:p>
      <text:p text:style-name="P47"/>
      <text:p text:style-name="P48">GridPane – <text:span text:style-name="T31">children are placed in a grid. Number of rows/cols are </text:span><text:span text:style-name="T32">changed via context menu</text:span><text:span text:style-name="T31"> in SceneBuilde, not via Inspector window.</text:span></text:p>
      <text:p text:style-name="P49"/>
      <text:p text:style-name="P50">TitledPane – <text:span text:style-name="T33">makes sense to use </text:span><text:span text:style-name="T34">as a part of Accordion</text:span><text:span text:style-name="T33">. Prop. </text:span><text:span text:style-name="T34">expaned</text:span><text:span text:style-name="T33"> – is it opened/closed; prop. </text:span><text:span text:style-name="T34">collapsible</text:span><text:span text:style-name="T33"> – does it allow to open/close it self.</text:span></text:p>
      <text:p text:style-name="P51"/>
      <text:p text:style-name="P51">TabPane – <text:span text:style-name="T35">makes sense to use </text:span><text:span text:style-name="T36">as a part of TabPane</text:span><text:span text:style-name="T35">.</text:span></text:p>
      <text:p text:style-name="P52"/>
      <text:p text:style-name="P53">ButtonBar – just container for several buttons; makes sizes of buttons equal, place them in special order(order is described by hard-to-read string) – <text:span text:style-name="T4">useless shit </text:span><text:span text:style-name="T37">for simple apps</text:span>.</text:p>
      <text:p text:style-name="P51"/>
      <text:h text:style-name="Heading_20_1" text:outline-level="1">UI controls</text:h>
      <text:p text:style-name="P54">Disabled-property – makes component not-responsive(and grayed).</text:p>
      <text:p text:style-name="P55">Focus-traversible – if true, pressing TAB will eventually focus component.</text:p>
      <text:p text:style-name="P54">Set focus: component.requestFocus()</text:p>
      <text:p text:style-name="P56">To use Gluon UI controls add:</text:p>
      <text:p text:style-name="P56">&lt;dependency&gt;</text:p>
      <text:p text:style-name="P56"><text:s text:c="8"/>&lt;groupId&gt;com.gluonhq&lt;/groupId&gt;</text:p>
      <text:p text:style-name="P56"><text:s text:c="8"/>&lt;artifactId&gt;charm-glisten&lt;/artifactId&gt;</text:p>
      <text:p text:style-name="P56"><text:s text:c="8"/>&lt;version&gt;6.1.1&lt;/version&gt;</text:p>
      <text:p text:style-name="P56"><text:s text:c="2"/>&lt;/dependency&gt;</text:p>
      <text:p text:style-name="P57"/>
      <text:h text:style-name="Heading_20_2" text:outline-level="2"><text:soft-page-break/>Button</text:h>
      <text:p text:style-name="P58">“On Action” handler is invoked on button click. <text:span text:style-name="T38">Properties “Default Button” and “Cancel Button” gives platform specific style.</text:span></text:p>
      <text:p text:style-name="P59">Image as a button?</text:p>
      <text:p text:style-name="Standard"/>
      <text:h text:style-name="Heading_20_2" text:outline-level="2">TextField</text:h>
      <text:p text:style-name="P60"><text:a xlink:type="simple" xlink:href="https://openjfx.io/javadoc/23/javafx.controls/javafx/scene/control/TextField.html" text:style-name="Internet_20_link" text:visited-style-name="Visited_20_Internet_20_Link">https://openjfx.io/javadoc/23/javafx.controls/javafx/scene/control/TextField.html</text:a></text:p>
      <text:p text:style-name="P60">“<text:span text:style-name="T39">On Action</text:span>” <text:span text:style-name="T39">handler is invoked when press Enter</text:span><text:span text:style-name="T40">.</text:span></text:p>
      <text:p text:style-name="P61"><text:span text:style-name="T41">Handler of </text:span>InputMethodEvent <text:span text:style-name="T41">is never invoked. This is lower level event which is handled internally.</text:span></text:p>
      <text:p text:style-name="P62">Allows to have prompt text: getPromptText(), setPromptText()</text:p>
      <text:p text:style-name="P63"><text:span text:style-name="T42">E</text:span>ditable-property <text:span text:style-name="T42">does not make field gray as disabled-property and allows to copy content(not possible if disabled)</text:span></text:p>
      <text:p text:style-name="P64">Anchor – position where selection was s<text:span text:style-name="T43">tarted(anchor position &gt; caret position if started selection from the end)</text:span></text:p>
      <text:p text:style-name="P65">Best way to track value changes: .textProperty().addListener(…)</text:p>
      <text:p text:style-name="P66"/>
      <text:p text:style-name="P67"><text:span text:style-name="T44">Control </text:span>text</text:p>
      <text:list text:style-name="L1">
        <text:list-item>
          <text:p text:style-name="P68">via text-property: textProperty()</text:p>
        </text:list-item>
        <text:list-item>
          <text:p text:style-name="P69">getText(); setText();<text:span text:style-name="T45"> </text:span><text:span text:style-name="T46">clear()</text:span></text:p>
        </text:list-item>
        <text:list-item>
          <text:p text:style-name="P69"><text:span text:style-name="T46">appendText(); </text:span><text:span text:style-name="T45">insertText(); </text:span><text:span text:style-name="T46">replaceText() - replaces range; deleteText() - deletes range.</text:span></text:p>
        </text:list-item>
      </text:list>
      <text:p text:style-name="P70">Methods invoke text-property listeners.</text:p>
      <text:p text:style-name="P71"/>
      <text:p text:style-name="P72">Control selected text</text:p>
      <text:list text:style-name="L2">
        <text:list-item>
          <text:p text:style-name="P73">getSelectedText(); getSelection() - returns range</text:p>
        </text:list-item>
        <text:list-item>
          <text:p text:style-name="P74">replaceSelection() - replaces selected text</text:p>
        </text:list-item>
        <text:list-item>
          <text:p text:style-name="P75"><text:span text:style-name="T45">selectRange(); selectAll(); deselect() - </text:span><text:span text:style-name="T47">does not </text:span><text:span text:style-name="T43">move</text:span><text:span text:style-name="T47"> caret, </text:span><text:span text:style-name="T48">other</text:span><text:span text:style-name="T49">s</text:span><text:span text:style-name="T48"> from here – </text:span><text:span text:style-name="T49">do </text:span><text:span text:style-name="T50">move</text:span></text:p>
        </text:list-item>
        <text:list-item>
          <text:p text:style-name="P76"><text:span text:style-name="T46">extendSelection(</text:span>to position<text:span text:style-name="T46">) – </text:span><text:span text:style-name="T51">what was selected stays selected + select extra to include specified position, </text:span><text:span text:style-name="T50">moves caret</text:span><text:span text:style-name="T51">; </text:span><text:span text:style-name="T52">selectPositionCaret(to position) – </text:span><text:span text:style-name="T43">selects since anchor till specified position, something may be deselected, </text:span><text:span text:style-name="T50">moves caret</text:span><text:span text:style-name="T52">; </text:span>selectHome() <text:span text:style-name="T43">= </text:span><text:span text:style-name="T52">selectPositionCaret(</text:span><text:span text:style-name="T43">0</text:span><text:span text:style-name="T52">);</text:span> selectEnd() <text:span text:style-name="T43">= </text:span><text:span text:style-name="T52">selectPositionCaret(</text:span><text:span text:style-name="T43">length</text:span><text:span text:style-name="T52">)</text:span></text:p>
        </text:list-item>
        <text:list-item>
          <text:p text:style-name="P77"><text:span text:style-name="T45">copy()/cut() - </text:span><text:span text:style-name="T52">copies/cuts selection to clipboard, </text:span><text:span text:style-name="T45">paste() - </text:span><text:span text:style-name="T52">replaces selection by text from clipboard.</text:span></text:p>
        </text:list-item>
      </text:list>
      <text:p text:style-name="P78"/>
      <text:p text:style-name="P72">Control caret</text:p>
      <text:list text:style-name="L3">
        <text:list-item>
          <text:p text:style-name="P79"><text:span text:style-name="T45">home()/</text:span>end() - <text:span text:style-name="T52">moves to start/end</text:span></text:p>
        </text:list-item>
        <text:list-item>
          <text:p text:style-name="P79">forward()/<text:span text:style-name="T52">backward() - moves on 1 position</text:span></text:p>
        </text:list-item>
        <text:list-item>
          <text:p text:style-name="P79"><text:span text:style-name="T45">positionCaret() - sets position, </text:span>getCaretPosition() - <text:span text:style-name="T52">gets position.</text:span></text:p>
        </text:list-item>
      </text:list>
      <text:p text:style-name="P80"/>
      <text:h text:style-name="Heading_20_3" text:outline-level="3">TextFormatter</text:h>
      <text:p text:style-name="P81">Actually consists of 2 parts: filter of user’s input, converter to specific data type(<text:span text:style-name="T53">for example to Integer</text:span>).</text:p>
      <text:p text:style-name="P82">Filter user’s input.</text:p>
      <text:p text:style-name="P83">User’s input(even moving caret) is presented as <text:span text:style-name="T4">TextFormatter.Change</text:span>. <text:span text:style-name="T54">Filtering is achieved by passing Change </text:span><text:span text:style-name="T55">to your</text:span><text:span text:style-name="T54"> UnaryOperator&lt;Change&gt;:</text:span></text:p>
      <text:list text:style-name="L4">
        <text:list-item>
          <text:p text:style-name="P84">allow change – return the same Change</text:p>
        </text:list-item>
        <text:list-item>
          <text:p text:style-name="P84"><text:soft-page-break/>reject change – return null</text:p>
        </text:list-item>
        <text:list-item>
          <text:p text:style-name="P84">may return modified Change for more complex logic; <text:span text:style-name="T56">cloning Change is not mandatory</text:span></text:p>
        </text:list-item>
      </text:list>
      <text:p text:style-name="P85"><text:span text:style-name="T4">Be careful with this shit</text:span> – your UnaryOperator is invoked on obtaining/loosing focus<text:span text:style-name="T57">(prev. caret position is incorrect when obtains focus)</text:span>,<text:span text:style-name="T58"> after initialization(with getText()=”” even if initial value was set, </text:span><text:span text:style-name="T59">see value conversion feature</text:span><text:span text:style-name="T58">).</text:span></text:p>
      <text:p text:style-name="P86"/>
      <text:p text:style-name="P86">Useful methods <text:span text:style-name="T54">of Change</text:span>:</text:p>
      <text:list text:style-name="L5">
        <text:list-item>
          <text:p text:style-name="P87">getControlText() - prev. text; getControlNewText() - next text; getText() - <text:span text:style-name="T60">entered/pasted substring, “” in case deleting</text:span><text:span text:style-name="T61">/</text:span><text:span text:style-name="T60">moving caret/</text:span><text:span text:style-name="T61">etc.</text:span></text:p>
        </text:list-item>
        <text:list-item>
          <text:p text:style-name="P88">getRangeStart(), getRangeEnd() - <text:span text:style-name="T62">what sub-string was </text:span><text:span text:style-name="T63">removed/cut</text:span><text:span text:style-name="T62">, in case typing/pasting – start=end=index where sub-string was inserted, in case moving caret – start=end=position of caret.</text:span></text:p>
        </text:list-item>
        <text:list-item>
          <text:p text:style-name="P88"><text:span text:style-name="T62">i</text:span>sContentChange() - <text:span text:style-name="T62">modify text or move caret;</text:span> isAdded(), isDeleted(), isReplaced() - <text:span text:style-name="T62">type of modification.</text:span></text:p>
        </text:list-item>
        <text:list-item>
          <text:p text:style-name="P88"><text:span text:style-name="T64">g</text:span>etCaretPosition() - <text:span text:style-name="T64">next position;</text:span> getControlCaretPosition() - <text:span text:style-name="T64">previous position</text:span></text:p>
        </text:list-item>
        <text:list-item>
          <text:p text:style-name="P88">getAnchor() - <text:span text:style-name="T64">next position</text:span>, getControlAnchor() - <text:span text:style-name="T64">previous position; if no selection - anchor moves together with caret.</text:span></text:p>
        </text:list-item>
      </text:list>
      <text:p text:style-name="P89"/>
      <text:p text:style-name="P90">Value conversion.</text:p>
      <text:p text:style-name="P91">TextFormatter has value-field – to simplify having numeric(for example) fields; that is why it is generic.</text:p>
      <text:p text:style-name="P92">defaultValue arg. of TextFormatter constructor is <text:span text:style-name="T4">initial value</text:span>(not default).</text:p>
      <text:p text:style-name="P93"/>
      <text:p text:style-name="P93">Conversion is provided by <text:span text:style-name="T4">your</text:span> StringConverter(with to/from string methods). <text:span text:style-name="T4">javafx.util.converter</text:span> contains many implemented converters for numbers/time/currency/etc.</text:p>
      <text:p text:style-name="P93"/>
      <text:p text:style-name="P94"><text:span text:style-name="T57">Value field changes on ENTER or loosing focus, and only if text is convertible</text:span><text:span text:style-name="T65">(otherwise stays the same) – important if it has listeners.</text:span></text:p>
      <text:p text:style-name="P95">Converter is invoked after initialization, on ENTER, on <text:span text:style-name="T4">focus</text:span> obtained/<text:span text:style-name="T4">lost</text:span>.</text:p>
      <text:p text:style-name="P96"/>
      <text:h text:style-name="Heading_20_2" text:outline-level="2">CheckBox</text:h>
      <text:p text:style-name="P97">Has <text:span text:style-name="T4">indeterminate state</text:span> – <text:span text:style-name="T66">3rd state, typically </text:span>when user did not touch it.</text:p>
      <text:p text:style-name="P98">setAllowIndeterminate(true) – <text:span text:style-name="T67">to return back to </text:span><text:span text:style-name="T37">indeterminate state </text:span><text:span text:style-name="T68">after several clicks, </text:span><text:span text:style-name="T69">otherwise toggles between checked/unchecked.</text:span></text:p>
      <text:p text:style-name="P99">“<text:span text:style-name="T70">O</text:span>n Action” handler is invoked on click.</text:p>
      <text:p text:style-name="P100"/>
      <text:h text:style-name="Heading_20_2" text:outline-level="2">RadioButton</text:h>
      <text:p text:style-name="P101">“<text:span text:style-name="T70">O</text:span>n Action” handler is invoked on <text:span text:style-name="T71">state change – click on already checked does not trigger.</text:span></text:p>
      <text:p text:style-name="P101"/>
      <text:p text:style-name="P102">To enable single selected radio-button in a group:</text:p>
      <text:p text:style-name="P103">group =new javafx.scene.control.ToggleGroup();</text:p>
      <text:p text:style-name="P104">radio1.setToggleGroup(group);</text:p>
      <text:p text:style-name="P104">radio2.setToggleGroup(group);</text:p>
      <text:p text:style-name="P105"><text:span text:style-name="T72">You may set toggle group in SceneBuilder via field “</text:span>Toggle Group” <text:span text:style-name="T72">in inspector window. Then inject group to controller(as usually using @FXML).</text:span></text:p>
      <text:p text:style-name="P106"/>
      <text:p text:style-name="P102"><text:soft-page-break/>To get what radio is selected in a group:</text:p>
      <text:p text:style-name="P103">selected = (RadioButton)group.getSelectedToggle(); //<text:span text:style-name="T4">null if none selected</text:span></text:p>
      <text:p text:style-name="P107"/>
      <text:p text:style-name="P107">To select programmatically: group.selectToggle(radio2);</text:p>
      <text:p text:style-name="P108"/>
      <text:p text:style-name="P109">To track radios: radio_group.selectedToggleProperty().addListener(...)</text:p>
      <text:p text:style-name="P110"/>
      <text:h text:style-name="Heading_20_2" text:outline-level="2">ChoiceBox</text:h>
      <text:p text:style-name="P111">Allows to choose only among predefined options. ComboBox allows to type in own value(if available options do not satisfy).</text:p>
      <text:p text:style-name="P112">SceneBuilder does not allow to specify options – do it programmatically.</text:p>
      <text:p text:style-name="P113">SceneBuilder does not have “On Action” field for handler, but “On Action” is supported and is invoked on user selection.</text:p>
      <text:p text:style-name="P114"/>
      <text:p text:style-name="P114">Also may track selection changes via choiceBox.valueProperty().addListener(…).</text:p>
      <text:p text:style-name="P114">Set options via choiceBox.getItems().add(…) or choiceBox.setItems()</text:p>
      <text:p text:style-name="P115">Set selection programmatically via choiceBox.setValue(optionValue) - <text:span text:style-name="T73">invokes</text:span><text:span text:style-name="T4"> optionValue.equals(…)</text:span></text:p>
      <text:p text:style-name="P114">Clear selection by choiceBox.setValue(null).</text:p>
      <text:p text:style-name="P113"/>
      <text:p text:style-name="P113">Options may have any type(that is why ChoiceBox is generic) – by default textual presentation is obtained via optionValue.toString().</text:p>
      <text:p text:style-name="P113">Set your StringConverter&lt;Option Type&gt; - choiceBox.setConverter(…), - and it will be used to get textual presentation.</text:p>
      <text:p text:style-name="P113"/>
      <text:p text:style-name="P114">“Selection Model” gives better control over selection:</text:p>
      <text:list text:style-name="L6">
        <text:list-item>
          <text:p text:style-name="P116">getSelectedIndex() - <text:span text:style-name="T74">may return -1</text:span>, getSelectedItem() - returns option value(of option type) <text:span text:style-name="T74">or null</text:span>;</text:p>
        </text:list-item>
        <text:list-item>
          <text:p text:style-name="P116">select(index), select(optionValue), selectFirst/Last(), selectNext/Previous()</text:p>
        </text:list-item>
        <text:list-item>
          <text:p text:style-name="P117">clearSelection() - use no-arg. variant; there is “multiple selection model” – methods with args. work for it.</text:p>
        </text:list-item>
      </text:list>
      <text:p text:style-name="P118"/>
      <text:h text:style-name="Heading_20_2" text:outline-level="2">ComboBox</text:h>
      <text:p text:style-name="P112">Allows to choose among predefined options or type in own value(if available options do not satisfy).</text:p>
      <text:p text:style-name="P119">Similar to ChoiceBox.</text:p>
      <text:p text:style-name="P119">getEditor() returns TextField of ComboBox.</text:p>
      <text:p text:style-name="P119"/>
      <text:h text:style-name="Heading_20_2" text:outline-level="2">ContextMenu</text:h>
      <text:p text:style-name="P119">Add several MenuItem: menu.getItems().add(new MenuItem(…))</text:p>
      <text:p text:style-name="P120">Assign menu to control: control.setContextMenu(menu)</text:p>
      <text:p text:style-name="P120">Each ManyItem has “On Action” handler – invoked when click.</text:p>
      <text:p text:style-name="P121"/>
      <text:h text:style-name="Heading_20_2" text:outline-level="2"><text:soft-page-break/>MenuBar</text:h>
      <text:p text:style-name="P122"/>
      <text:p text:style-name="P1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09:24:03.407056600</meta:creation-date>
    <dc:date>2025-09-30T20:25:25.887044900</dc:date>
    <meta:editing-duration>P2DT7H22M54S</meta:editing-duration>
    <meta:editing-cycles>68</meta:editing-cycles>
    <meta:generator>LibreOffice/25.2.5.2$Windows_X86_64 LibreOffice_project/03d19516eb2e1dd5d4ccd751a0d6f35f35e08022</meta:generator>
    <meta:document-statistic meta:table-count="0" meta:image-count="0" meta:object-count="0" meta:page-count="8" meta:paragraph-count="197" meta:word-count="1570" meta:character-count="12254" meta:non-whitespace-character-count="10647"/>
  </office:meta>
</office:document-meta>
</file>